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Courier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13.3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4b87"/>
    </style:style>
    <style:style style:name="P2" style:family="paragraph" style:parent-style-name="Standard">
      <style:text-properties officeooo:paragraph-rsid="0017d049"/>
    </style:style>
    <style:style style:name="P3" style:family="paragraph" style:parent-style-name="Standard">
      <style:text-properties officeooo:paragraph-rsid="001a325b"/>
    </style:style>
    <style:style style:name="P4" style:family="paragraph" style:parent-style-name="Standard">
      <style:text-properties fo:color="#000000" style:font-name="Abyssinica SIL" fo:font-size="12pt" fo:font-weight="bold" officeooo:rsid="000bc953" officeooo:paragraph-rsid="000bc953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Abyssinica SIL" fo:font-size="12pt" fo:font-weight="bold" officeooo:rsid="000bc953" officeooo:paragraph-rsid="000d4b87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Abyssinica SIL" fo:font-size="12pt" fo:font-weight="bold" officeooo:rsid="000bc953" officeooo:paragraph-rsid="000e8f59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Abyssinica SIL" fo:font-size="12pt" fo:font-weight="bold" officeooo:rsid="000bc953" officeooo:paragraph-rsid="00114966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Abyssinica SIL" fo:font-size="12pt" fo:font-weight="bold" officeooo:rsid="000bc953" officeooo:paragraph-rsid="00131e2a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Abyssinica SIL" fo:font-size="12pt" fo:font-weight="bold" officeooo:rsid="000d4b87" officeooo:paragraph-rsid="000d4b87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Abyssinica SIL" fo:font-size="12pt" fo:font-weight="bold" officeooo:rsid="000d4b87" officeooo:paragraph-rsid="000e8f59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Abyssinica SIL" fo:font-size="12pt" fo:font-weight="bold" officeooo:rsid="000d4b87" officeooo:paragraph-rsid="00102b96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Abyssinica SIL" fo:font-size="12pt" fo:font-weight="bold" officeooo:rsid="000d4b87" officeooo:paragraph-rsid="00114966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Abyssinica SIL" fo:font-size="12pt" fo:font-weight="bold" officeooo:rsid="000e8f59" officeooo:paragraph-rsid="000e8f59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Abyssinica SIL" fo:font-size="12pt" fo:font-weight="bold" officeooo:rsid="000e8f59" officeooo:paragraph-rsid="00114966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Abyssinica SIL" fo:font-size="12pt" fo:font-weight="bold" officeooo:rsid="00131e2a" officeooo:paragraph-rsid="00131e2a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Abyssinica SIL" fo:font-size="12pt" fo:font-weight="bold" officeooo:rsid="00131e2a" officeooo:paragraph-rsid="00146e2e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Abyssinica SIL" fo:font-size="12pt" fo:font-weight="bold" officeooo:rsid="00146e2e" officeooo:paragraph-rsid="00146e2e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Abyssinica SIL" fo:font-size="12pt" fo:font-weight="bold" officeooo:rsid="00146e2e" officeooo:paragraph-rsid="0015d7e1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Abyssinica SIL" fo:font-size="12pt" fo:font-weight="bold" officeooo:rsid="0015d7e1" officeooo:paragraph-rsid="0015d7e1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Abyssinica SIL" fo:font-size="12pt" fo:font-weight="bold" officeooo:rsid="0017d049" officeooo:paragraph-rsid="0017d049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Abyssinica SIL" fo:font-size="12pt" fo:font-weight="bold" officeooo:rsid="0017d049" officeooo:paragraph-rsid="0018ff85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Abyssinica SIL" fo:font-size="12pt" fo:font-weight="bold" officeooo:rsid="0018ff85" officeooo:paragraph-rsid="0018ff85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Abyssinica SIL" fo:font-size="12pt" fo:font-weight="bold" officeooo:rsid="0018ff85" officeooo:paragraph-rsid="00198ed0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Abyssinica SIL" fo:font-size="12pt" fo:font-weight="bold" officeooo:rsid="00198ed0" officeooo:paragraph-rsid="00198ed0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Abyssinica SIL" fo:font-size="12pt" fo:font-weight="bold" officeooo:rsid="00198ed0" officeooo:paragraph-rsid="001a325b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Abyssinica SIL" fo:font-size="12pt" fo:font-weight="bold" officeooo:rsid="00198ed0" officeooo:paragraph-rsid="001b1473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Abyssinica SIL" fo:font-size="12pt" fo:font-weight="bold" officeooo:rsid="001b1473" officeooo:paragraph-rsid="001b1473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Abyssinica SIL" fo:font-size="12pt" fo:font-weight="bold" officeooo:paragraph-rsid="000bc953" fo:background-color="transparent" style:font-size-asian="12pt" style:font-size-complex="12pt"/>
    </style:style>
    <style:style style:name="P29" style:family="paragraph" style:parent-style-name="Standard">
      <style:text-properties fo:color="#000000" style:font-name="Abyssinica SIL" fo:font-size="12pt" fo:font-weight="bold" officeooo:paragraph-rsid="000d4b87" fo:background-color="transparent" style:font-size-asian="12pt" style:font-size-complex="12pt"/>
    </style:style>
    <style:style style:name="P30" style:family="paragraph" style:parent-style-name="Standard">
      <style:text-properties fo:color="#000000" style:font-name="Abyssinica SIL" fo:font-size="12pt" fo:font-weight="bold" officeooo:paragraph-rsid="00131e2a" fo:background-color="transparent" style:font-size-asian="12pt" style:font-size-complex="12pt"/>
    </style:style>
    <style:style style:name="P31" style:family="paragraph" style:parent-style-name="Standard">
      <style:text-properties fo:color="#000000" style:font-name="Abyssinica SIL" fo:font-size="12pt" fo:font-weight="bold" officeooo:paragraph-rsid="00146e2e" fo:background-color="transparent" style:font-size-asian="12pt" style:font-size-complex="12pt"/>
    </style:style>
    <style:style style:name="P32" style:family="paragraph" style:parent-style-name="Standard">
      <style:text-properties fo:color="#000000" style:font-name="Abyssinica SIL" fo:font-size="12pt" fo:font-weight="bold" officeooo:paragraph-rsid="0015d7e1" fo:background-color="transparent" style:font-size-asian="12pt" style:font-size-complex="12pt"/>
    </style:style>
    <style:style style:name="P33" style:family="paragraph" style:parent-style-name="Standard">
      <style:text-properties fo:color="#000000" style:font-name="Abyssinica SIL" fo:font-size="12pt" fo:font-weight="bold" officeooo:paragraph-rsid="0017d049" fo:background-color="transparent" style:font-size-asian="12pt" style:font-size-complex="12pt"/>
    </style:style>
    <style:style style:name="P34" style:family="paragraph" style:parent-style-name="Standard">
      <style:text-properties fo:color="#000000" style:font-name="Abyssinica SIL" fo:font-size="12pt" fo:font-weight="normal" officeooo:rsid="000bc953" officeooo:paragraph-rsid="000bc953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Abyssinica SIL" fo:font-size="12pt" fo:font-weight="normal" officeooo:rsid="000d4b87" officeooo:paragraph-rsid="000e8f59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Abyssinica SIL" fo:font-size="12pt" fo:font-weight="normal" officeooo:rsid="00198ed0" officeooo:paragraph-rsid="00198ed0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Abyssinica SIL" fo:font-size="12pt" fo:font-weight="normal" officeooo:paragraph-rsid="00146e2e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Abyssinica SIL" fo:font-size="12pt" officeooo:paragraph-rsid="000d4b87" fo:background-color="transparent" style:font-size-asian="12pt" style:font-size-complex="12pt"/>
    </style:style>
    <style:style style:name="P39" style:family="paragraph" style:parent-style-name="Standard">
      <style:text-properties fo:color="#000000" style:font-name="Abyssinica SIL" fo:font-size="12pt" officeooo:paragraph-rsid="000e8f59" fo:background-color="transparent" style:font-size-asian="12pt" style:font-size-complex="12pt"/>
    </style:style>
    <style:style style:name="P40" style:family="paragraph" style:parent-style-name="Standard">
      <style:text-properties fo:color="#000000" style:font-name="Abyssinica SIL" fo:font-size="12pt" officeooo:paragraph-rsid="00131e2a" fo:background-color="transparent" style:font-size-asian="12pt" style:font-size-complex="12pt"/>
    </style:style>
    <style:style style:name="P41" style:family="paragraph" style:parent-style-name="Standard">
      <style:text-properties fo:color="#000000" style:font-name="Abyssinica SIL" fo:font-size="12pt" officeooo:paragraph-rsid="001e45cf" fo:background-color="transparent" style:font-size-asian="12pt" style:font-size-complex="12pt"/>
    </style:style>
    <style:style style:name="P42" style:family="paragraph" style:parent-style-name="Standard">
      <style:text-properties fo:color="#000000" style:font-name="Abyssinica SIL" fo:font-size="12pt" officeooo:paragraph-rsid="00215aff" fo:background-color="transparent" style:font-size-asian="12pt" style:font-size-complex="12pt"/>
    </style:style>
    <style:style style:name="P43" style:family="paragraph" style:parent-style-name="Standard">
      <style:text-properties fo:color="#000000" style:font-name="Abyssinica SIL" fo:font-size="12pt" officeooo:paragraph-rsid="001cbe29" fo:background-color="transparent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0bc953" officeooo:paragraph-rsid="000bc953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0d4b87" officeooo:paragraph-rsid="000d4b87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0e8f59" officeooo:paragraph-rsid="000e8f59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02b96" officeooo:paragraph-rsid="00102b96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14966" officeooo:paragraph-rsid="00114966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31e2a" officeooo:paragraph-rsid="00131e2a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31e2a" officeooo:paragraph-rsid="0015d7e1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46e2e" officeooo:paragraph-rsid="00146e2e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5d7e1" officeooo:paragraph-rsid="0015d7e1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7d049" officeooo:paragraph-rsid="0017d049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8ff85" officeooo:paragraph-rsid="0018ff85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98ed0" officeooo:paragraph-rsid="00198ed0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a325b" officeooo:paragraph-rsid="001a325b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b1473" officeooo:paragraph-rsid="001b1473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f8b76" officeooo:paragraph-rsid="001f8b76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f8b76" officeooo:paragraph-rsid="00228cae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215037" officeooo:paragraph-rsid="00215037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215aff" officeooo:paragraph-rsid="00215aff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228cae" officeooo:paragraph-rsid="00228cae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7d049" officeooo:paragraph-rsid="0017d049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0d4b87" officeooo:paragraph-rsid="000d4b87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0bc953" officeooo:paragraph-rsid="000d4b87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0bc953" officeooo:paragraph-rsid="00131e2a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31e2a" officeooo:paragraph-rsid="00131e2a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31e2a" officeooo:paragraph-rsid="0017d049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cbe29" officeooo:paragraph-rsid="001cbe29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d9bed" officeooo:paragraph-rsid="001d9bed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d9bed" officeooo:paragraph-rsid="001e45cf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e45cf" officeooo:paragraph-rsid="001e45cf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e45cf" officeooo:paragraph-rsid="001f8b76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e45cf" officeooo:paragraph-rsid="00228cae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1f8b76" officeooo:paragraph-rsid="001f8b76" fo:background-color="transparent" style:font-size-asian="12pt" style:font-weight-asian="bold" style:font-size-complex="12pt" style:font-weight-complex="bold"/>
    </style:style>
    <style:style style:name="P76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033c1" officeooo:paragraph-rsid="002033c1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033c1" officeooo:paragraph-rsid="00215037" fo:background-color="transparent" style:font-size-asian="12pt" style:font-weight-asian="bold" style:font-size-complex="12pt" style:font-weight-complex="bold"/>
    </style:style>
    <style:style style:name="P78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15aff" officeooo:paragraph-rsid="00215aff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15aff" officeooo:paragraph-rsid="00228cae" fo:background-color="transparent" style:font-size-asian="12pt" style:font-weight-asian="bold" style:font-size-complex="12pt" style:font-weight-complex="bold"/>
    </style:style>
    <style:style style:name="P80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28cae" officeooo:paragraph-rsid="00228cae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rsid="00245916" officeooo:paragraph-rsid="00245916" fo:background-color="transparent" style:font-size-asian="12pt" style:font-weight-asian="bold" style:font-size-complex="12pt" style:font-weight-complex="bold"/>
    </style:style>
    <style:style style:name="P82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bold" officeooo:paragraph-rsid="00215aff" fo:background-color="transparent" style:font-size-asian="12pt" style:font-size-complex="12pt"/>
    </style:style>
    <style:style style:name="P8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245916"/>
    </style:style>
    <style:style style:name="P8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2545cc"/>
    </style:style>
    <style:style style:name="P8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245916"/>
    </style:style>
    <style:style style:name="P8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byssinica SIL" fo:font-size="12pt" fo:letter-spacing="normal" fo:font-style="normal" fo:font-weight="bold" officeooo:rsid="00215aff" officeooo:paragraph-rsid="00245916" fo:background-color="transparent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fo:color="#000000" style:font-name="Abyssinica SIL" fo:font-size="12pt" fo:font-weight="bold" officeooo:rsid="00215aff" officeooo:paragraph-rsid="00215aff" fo:background-color="transparent" style:font-size-asian="12pt" style:font-weight-asian="bold" style:font-size-complex="12pt" style:font-weight-complex="bold"/>
    </style:style>
    <style:style style:name="P89" style:family="paragraph" style:parent-style-name="Table_20_Contents">
      <style:text-properties fo:color="#000000" style:font-name="Abyssinica SIL" fo:font-size="12pt" officeooo:rsid="00215aff" officeooo:paragraph-rsid="00215aff" fo:background-color="transparent" style:font-size-asian="12pt" style:font-size-complex="12pt"/>
    </style:style>
    <style:style style:name="P90" style:family="paragraph" style:parent-style-name="Table_20_Contents">
      <style:text-properties fo:color="#000000" style:font-name="Abyssinica SIL" fo:font-size="12pt" fo:background-color="transparent" style:font-size-asian="12pt" style:font-size-complex="12pt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be29" style:font-weight-asian="normal" style:font-weight-complex="normal"/>
    </style:style>
    <style:style style:name="T4" style:family="text">
      <style:text-properties fo:font-weight="normal" officeooo:rsid="001e45cf" style:font-weight-asian="normal" style:font-weight-complex="normal"/>
    </style:style>
    <style:style style:name="T5" style:family="text">
      <style:text-properties fo:font-weight="normal" officeooo:rsid="001f8b76" style:font-weight-asian="normal" style:font-weight-complex="normal"/>
    </style:style>
    <style:style style:name="T6" style:family="text">
      <style:text-properties fo:font-weight="normal" officeooo:rsid="00215037" style:font-weight-asian="normal" style:font-weight-complex="normal"/>
    </style:style>
    <style:style style:name="T7" style:family="text">
      <style:text-properties fo:font-weight="normal" officeooo:rsid="00228cae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000000" style:font-name="Abyssinica SIL" fo:font-size="12pt" fo:letter-spacing="normal" fo:font-style="normal" fo:font-weight="bold" officeooo:rsid="000d4b87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Abyssinica SIL" fo:font-size="12pt" fo:letter-spacing="normal" fo:font-style="normal" fo:font-weight="bold" officeooo:rsid="000bc953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Abyssinica SIL" fo:font-size="12pt" fo:letter-spacing="normal" fo:font-style="normal" fo:font-weight="bold" officeooo:rsid="0017d049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Abyssinica SIL" fo:font-size="12pt" fo:letter-spacing="normal" fo:font-style="normal" fo:font-weight="bold" officeooo:rsid="001a325b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Abyssinica SIL" fo:font-size="12pt" fo:letter-spacing="normal" fo:font-style="normal" fo:font-weight="bold" officeooo:rsid="0024591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000000" style:font-name="Abyssinica SIL" fo:font-size="12pt" fo:letter-spacing="normal" fo:font-style="normal" fo:font-weight="bold" officeooo:rsid="002545cc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font-name="Abyssinica SIL" fo:font-size="12pt" fo:letter-spacing="normal" fo:font-style="normal" fo:font-weight="normal" officeooo:rsid="000d4b87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Abyssinica SIL" fo:font-size="12pt" fo:letter-spacing="normal" fo:font-style="normal" fo:font-weight="normal" officeooo:rsid="0024591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style:font-name="Abyssinica SIL" fo:font-size="12pt" fo:letter-spacing="normal" fo:font-style="normal" fo:font-weight="normal" officeooo:rsid="002545cc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000000" style:font-name="Abyssinica SIL" fo:font-size="12pt" fo:letter-spacing="normal" fo:font-style="normal" officeooo:rsid="00245916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000000" style:font-name="Abyssinica SIL" fo:font-size="12pt" fo:letter-spacing="normal" fo:font-style="normal" officeooo:rsid="002545cc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font-name="Abyssinica SIL" fo:font-size="12pt" fo:letter-spacing="normal" fo:font-style="italic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letter-spacing="normal" fo:font-style="normal" fo:font-weight="normal" officeooo:rsid="000d4b87" style:font-weight-asian="normal" style:font-weight-complex="normal"/>
    </style:style>
    <style:style style:name="T28" style:family="text">
      <style:text-properties fo:font-variant="normal" fo:text-transform="none" fo:letter-spacing="normal" fo:font-style="normal" fo:font-weight="normal" officeooo:rsid="000e8f59" style:font-weight-asian="normal" style:font-weight-complex="normal"/>
    </style:style>
    <style:style style:name="T29" style:family="text">
      <style:text-properties fo:font-variant="normal" fo:text-transform="none" fo:letter-spacing="normal" fo:font-style="normal" fo:font-weight="normal" officeooo:rsid="00102b96" style:font-weight-asian="normal" style:font-weight-complex="normal"/>
    </style:style>
    <style:style style:name="T30" style:family="text">
      <style:text-properties fo:font-variant="normal" fo:text-transform="none" fo:letter-spacing="normal" fo:font-style="normal" fo:font-weight="normal" officeooo:rsid="00114966" style:font-weight-asian="normal" style:font-weight-complex="normal"/>
    </style:style>
    <style:style style:name="T31" style:family="text">
      <style:text-properties fo:font-variant="normal" fo:text-transform="none" fo:letter-spacing="normal" fo:font-style="normal" fo:font-weight="normal" officeooo:rsid="000bc953" style:font-weight-asian="normal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131e2a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146e2e" style:font-weight-asian="normal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015d7e1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17d049" style:font-weight-asian="normal" style:font-weight-complex="normal"/>
    </style:style>
    <style:style style:name="T36" style:family="text">
      <style:text-properties fo:font-variant="normal" fo:text-transform="none" fo:letter-spacing="normal" fo:font-style="normal" fo:font-weight="normal" officeooo:rsid="0018ff85" style:font-weight-asian="normal" style:font-weight-complex="normal"/>
    </style:style>
    <style:style style:name="T37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38" style:family="text">
      <style:text-properties fo:font-variant="normal" fo:text-transform="none" fo:letter-spacing="normal" fo:font-style="normal" fo:font-weight="normal" officeooo:rsid="001a325b" style:font-weight-asian="normal" style:font-weight-complex="normal"/>
    </style:style>
    <style:style style:name="T39" style:family="text">
      <style:text-properties fo:font-variant="normal" fo:text-transform="none" fo:letter-spacing="normal" fo:font-style="normal" fo:font-weight="normal" officeooo:rsid="001b1473" style:font-weight-asian="normal" style:font-weight-complex="normal"/>
    </style:style>
    <style:style style:name="T40" style:family="text">
      <style:text-properties fo:font-variant="normal" fo:text-transform="none" fo:letter-spacing="normal" fo:font-style="normal" fo:font-weight="normal" officeooo:rsid="001cbe29" style:font-weight-asian="normal" style:font-weight-complex="normal"/>
    </style:style>
    <style:style style:name="T41" style:family="text">
      <style:text-properties fo:font-variant="normal" fo:text-transform="none" fo:letter-spacing="normal" fo:font-style="normal" fo:font-weight="normal" officeooo:rsid="00146e2e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normal" officeooo:rsid="0015d7e1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normal" officeooo:rsid="00146e2e"/>
    </style:style>
    <style:style style:name="T44" style:family="text">
      <style:text-properties fo:font-variant="normal" fo:text-transform="none" fo:letter-spacing="normal" fo:font-style="normal" officeooo:rsid="000bc953"/>
    </style:style>
    <style:style style:name="T45" style:family="text">
      <style:text-properties fo:font-variant="normal" fo:text-transform="none" fo:letter-spacing="normal" fo:font-style="normal" officeooo:rsid="000e8f59"/>
    </style:style>
    <style:style style:name="T46" style:family="text">
      <style:text-properties fo:font-variant="normal" fo:text-transform="none" fo:letter-spacing="normal" fo:font-style="normal" fo:font-weight="bold" officeooo:rsid="000d4b87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0e8f59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0bc953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114966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131e2a" style:font-weight-asian="bold" style:font-weight-complex="bold"/>
    </style:style>
    <style:style style:name="T51" style:family="text">
      <style:text-properties fo:font-variant="normal" fo:text-transform="none" fo:letter-spacing="normal" fo:font-style="normal" fo:font-weight="bold" officeooo:rsid="001a325b" style:font-weight-asian="bold" style:font-weight-complex="bold"/>
    </style:style>
    <style:style style:name="T52" style:family="text">
      <style:text-properties fo:font-variant="normal" fo:text-transform="none" fo:letter-spacing="normal" fo:font-style="normal" fo:font-weight="bold" officeooo:rsid="001c19d8" style:font-weight-asian="bold" style:font-weight-complex="bold"/>
    </style:style>
    <style:style style:name="T53" style:family="text">
      <style:text-properties fo:font-variant="normal" fo:text-transform="none" fo:letter-spacing="normal" fo:font-style="normal" fo:font-weight="bold" officeooo:rsid="00215aff" style:font-weight-asian="bold" style:font-weight-complex="bold"/>
    </style:style>
    <style:style style:name="T54" style:family="text">
      <style:text-properties fo:font-variant="normal" fo:text-transform="none" fo:letter-spacing="normal" fo:font-style="normal" fo:font-weight="bold" officeooo:rsid="001e45cf" style:font-weight-asian="bold" style:font-weight-complex="bold"/>
    </style:style>
    <style:style style:name="T55" style:family="text">
      <style:text-properties fo:font-variant="normal" fo:text-transform="none" fo:letter-spacing="normal" fo:font-style="normal" fo:font-weight="bold" officeooo:rsid="001cbe29" style:font-weight-asian="bold" style:font-weight-complex="bold"/>
    </style:style>
    <style:style style:name="T56" style:family="text">
      <style:text-properties fo:font-variant="normal" fo:text-transform="none" fo:letter-spacing="normal" fo:font-style="normal" officeooo:rsid="000bc953" style:font-weight-asian="bold" style:font-weight-complex="bold"/>
    </style:style>
    <style:style style:name="T57" style:family="text">
      <style:text-properties fo:font-variant="normal" fo:text-transform="none" fo:letter-spacing="normal" fo:font-style="normal" officeooo:rsid="000d4b87" style:font-weight-asian="bold" style:font-weight-complex="bold"/>
    </style:style>
    <style:style style:name="T58" style:family="text">
      <style:text-properties fo:font-variant="normal" fo:text-transform="none" fo:letter-spacing="normal" fo:font-style="normal" officeooo:rsid="00131e2a" style:font-weight-asian="bold" style:font-weight-complex="bold"/>
    </style:style>
    <style:style style:name="T59" style:family="text">
      <style:text-properties fo:font-variant="normal" fo:text-transform="none" fo:letter-spacing="normal" fo:font-style="normal" officeooo:rsid="00146e2e" style:font-weight-asian="bold" style:font-weight-complex="bold"/>
    </style:style>
    <style:style style:name="T60" style:family="text">
      <style:text-properties fo:font-variant="normal" fo:text-transform="none" fo:letter-spacing="normal" fo:font-style="normal" officeooo:rsid="0015d7e1" style:font-weight-asian="bold" style:font-weight-complex="bold"/>
    </style:style>
    <style:style style:name="T61" style:family="text">
      <style:text-properties fo:font-variant="normal" fo:text-transform="none" fo:letter-spacing="normal" fo:font-style="normal" officeooo:rsid="00131e2a"/>
    </style:style>
    <style:style style:name="T62" style:family="text">
      <style:text-properties fo:font-variant="normal" fo:text-transform="none" fo:letter-spacing="normal" fo:font-style="normal" officeooo:rsid="00146e2e"/>
    </style:style>
    <style:style style:name="T63" style:family="text">
      <style:text-properties fo:font-variant="normal" fo:text-transform="none" fo:letter-spacing="normal" fo:font-style="normal" officeooo:rsid="0015d7e1"/>
    </style:style>
    <style:style style:name="T64" style:family="text">
      <style:text-properties fo:font-variant="normal" fo:text-transform="none" fo:letter-spacing="normal" fo:font-style="normal" officeooo:rsid="0018ff85"/>
    </style:style>
    <style:style style:name="T65" style:family="text">
      <style:text-properties fo:font-variant="normal" fo:text-transform="none" fo:letter-spacing="normal" fo:font-style="normal" officeooo:rsid="001a325b"/>
    </style:style>
    <style:style style:name="T66" style:family="text">
      <style:text-properties fo:font-variant="normal" fo:text-transform="none" fo:color="#7ea8e6" style:font-name="Monaco" fo:font-size="13.5pt" fo:letter-spacing="normal" fo:font-style="normal" fo:font-weight="normal" officeooo:rsid="00245916" loext:padding="0cm" loext:border="none"/>
    </style:style>
    <style:style style:name="T67" style:family="text">
      <style:text-properties fo:font-variant="normal" fo:text-transform="none" fo:color="#7ea8e6" style:font-name="Monaco" fo:font-size="13.5pt" fo:letter-spacing="normal" fo:font-style="normal" fo:font-weight="normal" officeooo:rsid="0024591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68" style:family="text">
      <style:text-properties officeooo:rsid="000bc953" style:font-weight-asian="bold" style:font-weight-complex="bold"/>
    </style:style>
    <style:style style:name="T69" style:family="text">
      <style:text-properties officeooo:rsid="00215aff" style:font-weight-asian="bold" style:font-weight-complex="bold"/>
    </style:style>
    <style:style style:name="T70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71" style:family="text">
      <style:text-properties officeooo:rsid="001cbe29"/>
    </style:style>
    <style:style style:name="T72" style:family="text">
      <style:text-properties officeooo:rsid="001e45cf"/>
    </style:style>
    <style:style style:name="T73" style:family="text">
      <style:text-properties officeooo:rsid="00215aff"/>
    </style:style>
    <style:style style:name="T74" style:family="text">
      <style:text-properties officeooo:rsid="00228cae"/>
    </style:style>
    <style:style style:name="T75" style:family="text">
      <style:text-properties style:font-name="Abyssinica SIL" officeooo:rsid="00245916" loext:padding="0cm" loext:border="none"/>
    </style:style>
    <style:style style:name="T76" style:family="text">
      <style:text-properties style:font-name="Abyssinica SIL" fo:font-weight="normal" officeooo:rsid="00245916" style:font-weight-asian="normal" style:font-weight-complex="normal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ray built in functions</text:p>
      <text:p text:style-name="P4"/>
      <text:p text:style-name="P4">1. at: <text:span text:style-name="T2">to access a particular array element</text:span></text:p>
      <text:p text:style-name="P4"><text:span text:style-name="T2"><text:tab/></text:span>Example:</text:p>
      <text:p text:style-name="P4"><text:tab/><text:tab/><text:span text:style-name="T2">arr=[1,2,3,4,5,6]</text:span></text:p>
      <text:p text:style-name="P34"><text:tab/><text:tab/>puts arr.at(0)</text:p>
      <text:p text:style-name="P34"><text:tab/><text:tab/>puts arr.at(3)</text:p>
      <text:p text:style-name="P34"><text:tab/><text:tab/>puts arr.at(9)</text:p>
      <text:p text:style-name="P28"><text:span text:style-name="T68">2. fetch: </text:span><text:span text:style-name="T25">To raise an error for indices outside of the array bounds or else to provide a default value.</text:span></text:p>
      <text:p text:style-name="P4"><text:span text:style-name="T26"><text:tab/></text:span><text:span text:style-name="T24">Example:</text:span></text:p>
      <text:p text:style-name="P4"><text:span text:style-name="T24"><text:tab/><text:tab/></text:span><text:span text:style-name="T26">arr=[1,2,3,4,5,6]</text:span></text:p>
      <text:p text:style-name="P44"><text:tab/><text:tab/>puts arr.fetch(6,"oops")</text:p>
      <text:p text:style-name="P44"><text:tab/><text:tab/>puts arr.fetch(7)</text:p>
      <text:p text:style-name="P64"/>
      <text:p text:style-name="P9"><text:span text:style-name="T24">3. first: </text:span><text:span text:style-name="T26">return the first element of an array.</text:span></text:p>
      <text:p text:style-name="P5"><text:span text:style-name="T26"><text:tab/></text:span><text:span text:style-name="T24">Example:</text:span></text:p>
      <text:p text:style-name="P5"><text:span text:style-name="T24"><text:tab/><text:tab/></text:span><text:span text:style-name="T27">arr=[1,2,3,4,5,6]</text:span></text:p>
      <text:p text:style-name="P45"><text:tab/><text:tab/>puts arr.first</text:p>
      <text:p text:style-name="P9"><text:span text:style-name="T24">4. last: </text:span><text:span text:style-name="T26">return the last element of an array.</text:span></text:p>
      <text:p text:style-name="P5"><text:span text:style-name="T26"><text:tab/></text:span><text:span text:style-name="T24">Example:</text:span></text:p>
      <text:p text:style-name="P5"><text:span text:style-name="T24"><text:tab/><text:tab/></text:span><text:span text:style-name="T27">arr=[1,2,3,4,5,6]</text:span></text:p>
      <text:p text:style-name="P45"><text:tab/><text:tab/>puts arr.last</text:p>
      <text:p text:style-name="P1"><text:span text:style-name="T9">5. take: </text:span><text:span text:style-name="T16">To return the first </text:span><text:span text:style-name="Source_20_Text"><text:span text:style-name="T16">n </text:span></text:span><text:span text:style-name="T16">elements of an array</text:span></text:p>
      <text:p text:style-name="P9"><text:tab/><text:span text:style-name="T44">Example:</text:span></text:p>
      <text:p text:style-name="P65"/>
      <text:p text:style-name="P1"><text:span text:style-name="T10">6. </text:span><text:span text:style-name="T9">drop: </text:span><text:span text:style-name="T18">returning the elements after </text:span><text:span text:style-name="Source_20_Text"><text:span text:style-name="T18">n </text:span></text:span><text:span text:style-name="T18">elements have been dropped:</text:span></text:p>
      <text:p text:style-name="P65"><text:tab/>Example:</text:p>
      <text:p text:style-name="P6"><text:span text:style-name="T24"><text:tab/><text:tab/></text:span><text:span text:style-name="T28">arr=[1,2,3,4,5,6]</text:span></text:p>
      <text:p text:style-name="P46"><text:tab/><text:tab/>puts arr.drop(3)</text:p>
      <text:p text:style-name="P38"><text:span text:style-name="T46">7. length: <text:s/></text:span><text:span text:style-name="T47">t</text:span><text:span text:style-name="T25">o query an array about the number of elements it contains</text:span><text:span text:style-name="T46">.</text:span></text:p>
      <text:p text:style-name="P9"><text:span text:style-name="T24"><text:tab/></text:span><text:span text:style-name="T44">Example:</text:span></text:p>
      <text:p text:style-name="P10"><text:span text:style-name="T44"><text:tab/><text:tab/></text:span><text:span text:style-name="T28">arr=[1,2,3,4,5,6]</text:span></text:p>
      <text:p text:style-name="P46"><text:tab/><text:tab/>puts arr.length</text:p>
      <text:p text:style-name="P10"><text:span text:style-name="T44">8. </text:span><text:span text:style-name="T24">count: </text:span><text:span text:style-name="T45">t</text:span><text:span text:style-name="T25">o query an array about the number of elements it contains</text:span><text:span text:style-name="T24">.</text:span></text:p>
      <text:p text:style-name="P9"><text:span text:style-name="T24"><text:tab/></text:span><text:span text:style-name="T44">Example:</text:span></text:p>
      <text:p text:style-name="P10"><text:span text:style-name="T44"><text:tab/><text:tab/></text:span><text:span text:style-name="T28">arr=[1,2,3,4,5,6]</text:span></text:p>
      <text:p text:style-name="P46"><text:tab/><text:tab/>puts arr.count</text:p>
      <text:p text:style-name="P29"><text:span text:style-name="T56">9. </text:span><text:span text:style-name="T57">empty?: </text:span><text:span text:style-name="T25">To check whether an array contains any elements at all</text:span></text:p>
      <text:p text:style-name="P9"><text:span text:style-name="T24"><text:tab/></text:span><text:span text:style-name="T44">Example:</text:span></text:p>
      <text:p text:style-name="P10"><text:span text:style-name="T44"><text:tab/><text:tab/></text:span><text:span text:style-name="T28">arr=[]</text:span></text:p>
      <text:p text:style-name="P46"><text:tab/><text:tab/>puts arr.empty?</text:p>
      <text:p text:style-name="P46"><text:tab/><text:tab/>arr=[1,2,3,4]</text:p>
      <text:p text:style-name="P46"><text:tab/><text:tab/>puts arr.empty?</text:p>
      <text:p text:style-name="P29"><text:span text:style-name="T56">1</text:span><text:span text:style-name="T57">0. include?: </text:span><text:span text:style-name="T25">To check whether a particular item is included in the array</text:span></text:p>
      <text:p text:style-name="P9"><text:span text:style-name="T24"><text:tab/></text:span><text:span text:style-name="T44">Example:</text:span></text:p>
      <text:p text:style-name="P10"><text:span text:style-name="T44"><text:tab/><text:tab/></text:span><text:span text:style-name="T28">arr=[1,2,3,4]</text:span></text:p>
      <text:p text:style-name="P46"><text:tab/><text:tab/>puts arr.include?(4)</text:p>
      <text:p text:style-name="P46"><text:soft-page-break/><text:tab/><text:tab/>puts arr.include?(11)</text:p>
      <text:p text:style-name="P1"><text:span text:style-name="T10">1</text:span><text:span text:style-name="T9">1. push </text:span><text:span text:style-name="T17">or </text:span><text:span text:style-name="T9">&lt;&lt;: </text:span><text:span text:style-name="T16">Items can be added to the end of an array by using either </text:span><text:a xlink:type="simple" xlink:href="https://docs.ruby-lang.org/en/master/Array.html#method-i-push" text:style-name="Internet_20_link" text:visited-style-name="Visited_20_Internet_20_Link"><text:span text:style-name="Source_20_Text"><text:span text:style-name="T70">push</text:span></text:span></text:a><text:span text:style-name="Source_20_Text"><text:span text:style-name="T8"> </text:span></text:span><text:span text:style-name="T16">or </text:span><text:a xlink:type="simple" xlink:href="https://docs.ruby-lang.org/en/master/Array.html#method-i-3C-3C" text:style-name="Internet_20_link" text:visited-style-name="Visited_20_Internet_20_Link"><text:span text:style-name="Source_20_Text"><text:span text:style-name="T8">&lt;&lt;</text:span></text:span></text:a></text:p>
      <text:p text:style-name="P9"><text:span text:style-name="T24"><text:tab/></text:span><text:span text:style-name="T44">Example:</text:span></text:p>
      <text:p text:style-name="P35"><text:span text:style-name="T44"><text:tab/><text:tab/></text:span><text:span text:style-name="T45">arr=[1,2,3,4]</text:span></text:p>
      <text:p text:style-name="P46"><text:tab/><text:tab/>arr.push(5)</text:p>
      <text:p text:style-name="P46"><text:tab/><text:tab/>arr&lt;&lt;6</text:p>
      <text:p text:style-name="P46"><text:tab/><text:tab/>puts <text:s/>arr</text:p>
      <text:p text:style-name="P38"><text:span text:style-name="T48">1</text:span><text:span text:style-name="T46">2. unshift: </text:span><text:span text:style-name="T25">add a new item to the beginning of an array.</text:span></text:p>
      <text:p text:style-name="P9"><text:span text:style-name="T24"><text:tab/></text:span><text:span text:style-name="T44">Example:</text:span></text:p>
      <text:p text:style-name="P11"><text:span text:style-name="T44"><text:tab/><text:tab/></text:span><text:span text:style-name="T29">arr=[1,2,3,4]</text:span></text:p>
      <text:p text:style-name="P47"><text:tab/><text:tab/>puts arr.unshift(0)</text:p>
      <text:p text:style-name="P65"/>
      <text:p text:style-name="P38"><text:span text:style-name="T48">1</text:span><text:span text:style-name="T46">3. insert: </text:span><text:span text:style-name="T49">you</text:span><text:span text:style-name="T25"> can add a new element to an array at any position.</text:span></text:p>
      <text:p text:style-name="P65"><text:tab/>Example:</text:p>
      <text:p text:style-name="P7"><text:span text:style-name="T24"><text:tab/><text:tab/></text:span><text:span text:style-name="T30">arr=[1,2,3,4]</text:span></text:p>
      <text:p text:style-name="P48"><text:tab/><text:tab/>puts arr.insert(3, 'apple')</text:p>
      <text:p text:style-name="P1"><text:span text:style-name="T9">14. pop: </text:span><text:span text:style-name="Source_20_Text"><text:span text:style-name="T8"><text:s/></text:span></text:span><text:span text:style-name="T16">removes the last element in an array and returns it</text:span></text:p>
      <text:p text:style-name="P9"><text:span text:style-name="T24"><text:tab/></text:span><text:span text:style-name="T44">Example:</text:span></text:p>
      <text:p text:style-name="P12"><text:span text:style-name="T44"><text:tab/><text:tab/></text:span><text:span text:style-name="T30">arr=[1,2,3,4]</text:span></text:p>
      <text:p text:style-name="P48"><text:tab/><text:tab/>puts arr.pop</text:p>
      <text:p text:style-name="P48"><text:tab/><text:tab/>puts arr</text:p>
      <text:p text:style-name="P29"><text:span text:style-name="T56">1</text:span><text:span text:style-name="T57">5. shift: </text:span><text:span text:style-name="T25">To retrieve and at the same time remove the first item.</text:span></text:p>
      <text:p text:style-name="P9"><text:span text:style-name="T24"><text:tab/></text:span><text:span text:style-name="T44">Example:</text:span></text:p>
      <text:p text:style-name="P12"><text:span text:style-name="T44"><text:tab/><text:tab/></text:span><text:span text:style-name="T30">arr=[1,2,3,4]</text:span></text:p>
      <text:p text:style-name="P48"><text:tab/><text:tab/>arr.shift</text:p>
      <text:p text:style-name="P48"><text:tab/><text:tab/>puts arr</text:p>
      <text:p text:style-name="P29"><text:span text:style-name="T56">1</text:span><text:span text:style-name="T57">6. delete_at: </text:span><text:span text:style-name="T25">To delete a particular element anywhere in an array</text:span></text:p>
      <text:p text:style-name="P9"><text:span text:style-name="T24"><text:tab/></text:span><text:span text:style-name="T44">Example:</text:span></text:p>
      <text:p text:style-name="P12"><text:span text:style-name="T44"><text:tab/><text:tab/></text:span><text:span text:style-name="T30">arr=[1,2,3,4]</text:span></text:p>
      <text:p text:style-name="P48"><text:tab/><text:tab/>puts "deleted element " ,arr.delete_at(2) </text:p>
      <text:p text:style-name="P48"><text:tab/><text:tab/>puts "remaining element "</text:p>
      <text:p text:style-name="P48"><text:tab/><text:tab/>puts arr</text:p>
      <text:p text:style-name="P39"><text:span text:style-name="T48">1</text:span><text:span text:style-name="T49">7.</text:span><text:span text:style-name="T47"> </text:span><text:span text:style-name="T49">uniq</text:span><text:span text:style-name="T47">: </text:span><text:span text:style-name="T25">remove duplicate elements from an array</text:span></text:p>
      <text:p text:style-name="P13"><text:span text:style-name="T24"><text:tab/></text:span><text:span text:style-name="T44">Example:</text:span></text:p>
      <text:p text:style-name="P14"><text:span text:style-name="T44"><text:tab/><text:tab/></text:span><text:span text:style-name="T30">arr=[1,2,2,3,4,4,4]</text:span></text:p>
      <text:p text:style-name="P48"><text:tab/><text:tab/>print arr.uniq <text:s/>,"\n"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8"><text:span text:style-name="T61">String </text:span><text:span text:style-name="T24">built in functions</text:span></text:p>
      <text:p text:style-name="P66"/>
      <text:p text:style-name="P15"><text:span text:style-name="T24">1. size: </text:span><text:span text:style-name="T31"><text:s/></text:span><text:span text:style-name="T26">to get the string length</text:span></text:p>
      <text:p text:style-name="P15"><text:span text:style-name="T26"><text:tab/></text:span><text:span text:style-name="T24">Example:</text:span></text:p>
      <text:p text:style-name="P15"><text:span text:style-name="T24"><text:tab/><text:tab/></text:span><text:span text:style-name="T26">arr="nandini dua"</text:span></text:p>
      <text:p text:style-name="P49"><text:tab/><text:tab/>print arr.size <text:s/>,"\n"</text:p>
      <text:p text:style-name="P30"><text:span text:style-name="T58">2. empty?: </text:span><text:bookmark text:name="How_to_Check_If_A_String_Is_Empty"/><text:span text:style-name="T37">to Check If A String Is Empty</text:span></text:p>
      <text:p text:style-name="P15"><text:span text:style-name="T26"><text:tab/></text:span><text:span text:style-name="T24">Example:</text:span></text:p>
      <text:p text:style-name="P15"><text:span text:style-name="T24"><text:tab/><text:tab/></text:span><text:span text:style-name="T26">arr="nandini dua"</text:span></text:p>
      <text:p text:style-name="P49"><text:tab/><text:tab/>print arr.empty?,"\n" </text:p>
      <text:p text:style-name="P49"><text:tab/><text:tab/>arr=""</text:p>
      <text:p text:style-name="P49"><text:tab/><text:tab/>print arr.empty? </text:p>
      <text:p text:style-name="P40"><text:span text:style-name="T50">3. <text:s/>include?: </text:span><text:span text:style-name="T26">to find if a string is included in anothe</text:span><text:span text:style-name="T25">r string?</text:span></text:p>
      <text:p text:style-name="P67"><text:tab/>Example:</text:p>
      <text:p text:style-name="P40"><text:span text:style-name="T50"><text:tab/><text:tab/></text:span><text:span text:style-name="T32">arr="nandini dua"</text:span></text:p>
      <text:p text:style-name="P49"><text:tab/><text:tab/>print arr.include?("dua") </text:p>
      <text:p text:style-name="P31"><text:span text:style-name="T58">4. </text:span><text:span text:style-name="T59">index: </text:span><text:span text:style-name="T33">to find if a string is included in anothe</text:span><text:span text:style-name="T41">r string?.</text:span><text:span text:style-name="T33">it will give you the index where the start of this string is found.</text:span></text:p>
      <text:p text:style-name="P16"><text:span text:style-name="T43"><text:tab/></text:span><text:span text:style-name="T24">Example:</text:span></text:p>
      <text:p text:style-name="P16"><text:span text:style-name="T24"><text:tab/><text:tab/></text:span><text:span text:style-name="T33">arr="nandini dua"</text:span></text:p>
      <text:p text:style-name="P51"><text:tab/><text:tab/>print arr.index("dua") </text:p>
      <text:p text:style-name="P31"><text:span text:style-name="T59">5. rjust: </text:span><text:span text:style-name="T25">to pad a string</text:span></text:p>
      <text:p text:style-name="P31"><text:span text:style-name="T41"><text:tab/></text:span><text:span text:style-name="T58">Example:</text:span></text:p>
      <text:p text:style-name="P37"><text:span text:style-name="T61"><text:tab/><text:tab/></text:span><text:span text:style-name="T62">arr="nandini dua"</text:span></text:p>
      <text:p text:style-name="P51"><text:tab/><text:tab/>print arr.rjust(15,"0") </text:p>
      <text:p text:style-name="P31"><text:span text:style-name="T59">6. ljust: </text:span><text:span text:style-name="T25">to pad to the right</text:span></text:p>
      <text:p text:style-name="P31"><text:span text:style-name="T41"><text:tab/></text:span><text:span text:style-name="T58">Example:</text:span></text:p>
      <text:p text:style-name="P31"><text:span text:style-name="T58"><text:tab/><text:tab/></text:span><text:span text:style-name="T33">arr="nandini dua"</text:span></text:p>
      <text:p text:style-name="P51"><text:tab/><text:tab/>print arr.ljust(15,"0")</text:p>
      <text:p text:style-name="P17"><text:span text:style-name="T24">7. downcas</text:span><text:span text:style-name="T63">e</text:span><text:span text:style-name="T24">:</text:span></text:p>
      <text:p text:style-name="P17"><text:span text:style-name="T24"><text:tab/></text:span><text:span text:style-name="T61">Example:</text:span></text:p>
      <text:p text:style-name="P18"><text:span text:style-name="T61"><text:tab/><text:tab/></text:span><text:span text:style-name="T32">arr2="NANDINI DUA"</text:span></text:p>
      <text:p text:style-name="P50"><text:tab/><text:tab/>print "before downcase : ",arr2,"\n"</text:p>
      <text:p text:style-name="P50"><text:tab/><text:tab/>print "after downcase : ",arr2.downcase</text:p>
      <text:p text:style-name="P19"><text:span text:style-name="T61">8. </text:span><text:span text:style-name="T24">upcase:</text:span></text:p>
      <text:p text:style-name="P18"><text:span text:style-name="T24"><text:tab/></text:span><text:span text:style-name="T61">Example:</text:span></text:p>
      <text:p text:style-name="P18"><text:span text:style-name="T61"><text:tab/><text:tab/></text:span><text:span text:style-name="T34">arr2="nandini dua"</text:span></text:p>
      <text:p text:style-name="P52"><text:tab/><text:tab/>print "before upcase : ",arr2,"\n"</text:p>
      <text:p text:style-name="P52"><text:tab/><text:tab/>print "after upcase : ",arr2.upcase</text:p>
      <text:p text:style-name="P32"><text:span text:style-name="T60">9. strip: </text:span><text:span text:style-name="T25">to remove the white space</text:span></text:p>
      <text:p text:style-name="P19"><text:span text:style-name="T24"><text:tab/></text:span><text:span text:style-name="T61">Example:</text:span></text:p>
      <text:p text:style-name="P19"><text:span text:style-name="T61"><text:tab/><text:tab/></text:span><text:span text:style-name="T26">arr=" <text:s text:c="4"/>nandini dua <text:s text:c="4"/>"</text:span></text:p>
      <text:p text:style-name="P52"><text:tab/><text:tab/>print "before strip : ",arr,"\n"</text:p>
      <text:p text:style-name="P52"><text:tab/><text:tab/>print "after strip : ",arr.strip</text:p>
      <text:p text:style-name="P32"><text:span text:style-name="T60">10. start_with: </text:span><text:span text:style-name="T25">to check if a string starts with a specific prefix.</text:span></text:p>
      <text:p text:style-name="P32"><text:span text:style-name="T42"><text:tab/></text:span><text:span text:style-name="T58">Example:</text:span></text:p>
      <text:p text:style-name="P33"><text:span text:style-name="T58"><text:tab/><text:tab/></text:span><text:span text:style-name="T35">arr="hii nandini dua"</text:span></text:p>
      <text:p text:style-name="P53"><text:soft-page-break/><text:tab/><text:tab/>puts arr.start_with?"hii"</text:p>
      <text:p text:style-name="P53"><text:tab/><text:tab/>puts arr.start_with?"dua"</text:p>
      <text:p text:style-name="P20"><text:span text:style-name="T24">11. ends_with: </text:span><text:span text:style-name="T25">to check if a string ends with a specific prefix.</text:span></text:p>
      <text:p text:style-name="P20"><text:span text:style-name="T25"><text:tab/></text:span><text:span text:style-name="T61">Example:</text:span></text:p>
      <text:p text:style-name="P63"><text:tab/><text:tab/>arr="hii nandini dua"</text:p>
      <text:p text:style-name="P63"><text:tab/><text:tab/>puts arr.end_with?"hii"</text:p>
      <text:p text:style-name="P63"><text:tab/><text:tab/>puts arr.end_with?"dua"</text:p>
      <text:p text:style-name="P2"><text:span text:style-name="T11">12. split: </text:span><text:span text:style-name="T16">Taking a string &amp; breaking it down into </text:span><text:a xlink:type="simple" xlink:href="https://www.rubyguides.com/2015/05/ruby-arrays/" office:target-frame-name="_blank" xlink:show="new" text:style-name="Internet_20_link" text:visited-style-name="Visited_20_Internet_20_Link"><text:span text:style-name="T8">an array of characters</text:span></text:a></text:p>
      <text:p text:style-name="P68"><text:tab/>Example:</text:p>
      <text:p text:style-name="P20"><text:span text:style-name="T61"><text:tab/><text:tab/></text:span><text:span text:style-name="T26">arr="nandini dua is my name"</text:span></text:p>
      <text:p text:style-name="P53"><text:tab/><text:tab/>print arr.split</text:p>
      <text:p text:style-name="P20"><text:span text:style-name="T24">13. join: </text:span><text:span text:style-name="T36">convert an array to an sting</text:span></text:p>
      <text:p text:style-name="P21"><text:span text:style-name="T24"><text:tab/></text:span><text:span text:style-name="T61">Example:</text:span></text:p>
      <text:p text:style-name="P21"><text:span text:style-name="T24"><text:tab/><text:tab/></text:span><text:span text:style-name="T36">arr=["nandini", "dua", "is" ,"my" ,"name"]</text:span></text:p>
      <text:p text:style-name="P54"><text:tab/><text:tab/>puts arr.join</text:p>
      <text:p text:style-name="P22"><text:span text:style-name="T24">14. to_i: </text:span><text:span text:style-name="T26">convert a string into integer</text:span></text:p>
      <text:p text:style-name="P22"><text:span text:style-name="T26"><text:tab/></text:span><text:span text:style-name="T24">Example:</text:span></text:p>
      <text:p text:style-name="P22"><text:span text:style-name="T24"><text:tab/><text:tab/></text:span><text:span text:style-name="T26">arr="89"</text:span></text:p>
      <text:p text:style-name="P54"><text:tab/><text:tab/>puts arr.to_i</text:p>
      <text:p text:style-name="P54"><text:tab/><text:tab/>arr="abc"</text:p>
      <text:p text:style-name="P54"><text:tab/><text:tab/>puts arr.to_i</text:p>
      <text:p text:style-name="P22"><text:span text:style-name="T24">15. &lt;&lt;: </text:span><text:span text:style-name="T26">to append characters</text:span></text:p>
      <text:p text:style-name="P22"><text:span text:style-name="T26"><text:tab/></text:span><text:span text:style-name="T24">Example:</text:span></text:p>
      <text:p text:style-name="P22"><text:span text:style-name="T24"><text:tab/><text:tab/></text:span><text:span text:style-name="T26">arr="Nandini"</text:span></text:p>
      <text:p text:style-name="P54"><text:tab/><text:tab/>arr&lt;&lt;" dua"</text:p>
      <text:p text:style-name="P54"><text:tab/><text:tab/>puts arr</text:p>
      <text:p text:style-name="P24"><text:span text:style-name="T24">16. gsub: </text:span><text:span text:style-name="T26">to replace text inside a string</text:span></text:p>
      <text:p text:style-name="P23"><text:span text:style-name="T26"><text:tab/></text:span><text:span text:style-name="T24">Example:</text:span></text:p>
      <text:p text:style-name="P24"><text:span text:style-name="T24"><text:tab/></text:span><text:span text:style-name="T26"><text:tab/>arr="Nandini walia"</text:span></text:p>
      <text:p text:style-name="P55"><text:tab/><text:tab/>puts arr.gsub("walia","dua")</text:p>
      <text:p text:style-name="P24"><text:span text:style-name="T24">17. chomp: </text:span><text:span text:style-name="T26">to remove the characters</text:span></text:p>
      <text:p text:style-name="P24"><text:span text:style-name="T26"><text:tab/></text:span><text:span text:style-name="T64">Example:</text:span></text:p>
      <text:p text:style-name="P55"><text:tab/><text:tab/>arr="Nandini walia"</text:p>
      <text:p text:style-name="P55"><text:tab/><text:tab/>puts arr.chomp("walia")</text:p>
      <text:p text:style-name="P24"><text:span text:style-name="T24">18. encoding: </text:span><text:span text:style-name="T26">to find out the current encoding for a string</text:span></text:p>
      <text:p text:style-name="P25"><text:span text:style-name="T26"><text:tab/></text:span><text:span text:style-name="T64">Example:</text:span></text:p>
      <text:p text:style-name="P24"><text:span text:style-name="T24"><text:tab/><text:tab/></text:span><text:span text:style-name="T26">arr="Nandini walia"</text:span></text:p>
      <text:p text:style-name="P36"><text:span text:style-name="T24"><text:tab/><text:tab/>puts arr.encoding<text:line-break/></text:span><text:span text:style-name="T51">19. count: </text:span><text:span text:style-name="T65">count how many times a character appears in a string.</text:span></text:p>
      <text:p text:style-name="P25"><text:span text:style-name="T38"><text:tab/></text:span><text:span text:style-name="T64">Example:</text:span></text:p>
      <text:p text:style-name="P25"><text:span text:style-name="T64"><text:tab/><text:tab/></text:span><text:span text:style-name="T38">arr="Nandini walia"</text:span></text:p>
      <text:p text:style-name="P56"><text:tab/><text:tab/>puts arr.count("a")</text:p>
      <text:p text:style-name="P3"><text:span text:style-name="T12">20. capitalize: </text:span><text:span text:style-name="T16">Returns a copy of </text:span><text:span text:style-name="Emphasis"><text:span text:style-name="T23">str</text:span></text:span><text:span text:style-name="Emphasis"><text:span text:style-name="T15"> </text:span></text:span><text:span text:style-name="T16">with the first character converted to uppercase and the remainder to lowercase.</text:span></text:p>
      <text:p text:style-name="P25"><text:span text:style-name="T38"><text:tab/></text:span><text:span text:style-name="T64">Example:</text:span></text:p>
      <text:p text:style-name="P26"><text:span text:style-name="T64"><text:tab/><text:tab/></text:span><text:span text:style-name="T39">arr="nandini"</text:span></text:p>
      <text:p text:style-name="P57"><text:tab/><text:tab/>puts arr.capitalize</text:p>
      <text:p text:style-name="P27"><text:span text:style-name="T24">21. chr: </text:span><text:span text:style-name="T26">returns a one character string at the beginning of the string</text:span></text:p>
      <text:p text:style-name="P26"><text:soft-page-break/><text:span text:style-name="T38"><text:tab/></text:span><text:span text:style-name="T64">Example:</text:span></text:p>
      <text:p text:style-name="P26"><text:span text:style-name="T64"><text:tab/><text:tab/></text:span><text:span text:style-name="T39">arr="nandini"</text:span></text:p>
      <text:p text:style-name="P57"><text:tab/><text:tab/>puts arr.chr</text:p>
      <text:p text:style-name="P27"><text:span text:style-name="T24">22. clear: </text:span><text:span text:style-name="T26">makes string empty</text:span></text:p>
      <text:p text:style-name="P26"><text:span text:style-name="T39"><text:tab/></text:span><text:span text:style-name="T64">Example:</text:span></text:p>
      <text:p text:style-name="P26"><text:span text:style-name="T64"><text:tab/><text:tab/></text:span><text:span text:style-name="T39">arr="nandini"</text:span></text:p>
      <text:p text:style-name="P57"><text:tab/><text:tab/>puts arr.clear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41"><text:span text:style-name="T52">Date and time</text:span><text:span text:style-name="T48"> built in functions</text:span></text:p>
      <text:p text:style-name="P41"><text:span text:style-name="T48"/></text:p>
      <text:p text:style-name="P42"><text:span text:style-name="T53">A) Time: </text:span><text:span text:style-name="T26">Time is a class in Ruby that helps you represent a specific point in time.</text:span></text:p>
      <text:p text:style-name="P41"><text:span text:style-name="T54"/></text:p>
      <text:p text:style-name="P41"><text:span text:style-name="T54">Few ways to initialize a Time object</text:span></text:p>
      <text:p text:style-name="P69"/>
      <text:p text:style-name="P43"><text:span text:style-name="T55">1.</text:span><text:span text:style-name="T39"> </text:span><text:span text:style-name="T55">now: </text:span><text:span text:style-name="T40">get an object that represents the current time using Time.now</text:span></text:p>
      <text:p text:style-name="P43"><text:span text:style-name="T40"><text:tab/></text:span><text:span text:style-name="T55">Example</text:span><text:span text:style-name="T40">:</text:span></text:p>
      <text:p text:style-name="P69"><text:tab/><text:tab/><text:span text:style-name="T2">puts Time.now</text:span></text:p>
      <text:p text:style-name="P70">2. new: <text:span text:style-name="T2">we can give the starting date in numbers to Time.new</text:span></text:p>
      <text:p text:style-name="P70"><text:span text:style-name="T2"><text:tab/></text:span><text:span text:style-name="T71">Example</text:span><text:span text:style-name="T3">:</text:span></text:p>
      <text:p text:style-name="P71"><text:span text:style-name="T3"><text:tab/><text:tab/></text:span><text:span text:style-name="T4">puts Time.new(2018,1,1)</text:span></text:p>
      <text:p text:style-name="P72">3. at: <text:span text:style-name="T2">create a Time object</text:span></text:p>
      <text:p text:style-name="P72"><text:span text:style-name="T2"><text:tab/></text:span><text:span text:style-name="T71">Example</text:span><text:span text:style-name="T3">:</text:span></text:p>
      <text:p text:style-name="P72"><text:span text:style-name="T2"><text:tab/><text:tab/>puts Time.at(1000)</text:span></text:p>
      <text:p text:style-name="P72">Other methods:</text:p>
      <text:p text:style-name="P72"/>
      <text:p text:style-name="P75">1. day:</text:p>
      <text:p text:style-name="P73"><text:tab/> <text:span text:style-name="T71">Example:</text:span></text:p>
      <text:p text:style-name="P58"><text:tab/><text:tab/>t=Time.now </text:p>
      <text:p text:style-name="P58"><text:tab/><text:tab/>puts t.day</text:p>
      <text:p text:style-name="P75">2. month:</text:p>
      <text:p text:style-name="P73"><text:span text:style-name="T71"><text:tab/>Example:</text:span></text:p>
      <text:p text:style-name="P73"><text:tab/><text:tab/><text:span text:style-name="T5">t=Time.now </text:span></text:p>
      <text:p text:style-name="P58"><text:tab/><text:tab/>puts t.month</text:p>
      <text:p text:style-name="P75">3. hour</text:p>
      <text:p text:style-name="P73"><text:span text:style-name="T71"><text:tab/>Example:</text:span></text:p>
      <text:p text:style-name="P73"><text:tab/><text:tab/><text:span text:style-name="T5">t=Time.now </text:span></text:p>
      <text:p text:style-name="P75"><text:span text:style-name="T2"><text:tab/><text:tab/>puts t.hour</text:span></text:p>
      <text:p text:style-name="P75">4. zone:</text:p>
      <text:p text:style-name="P75"><text:tab/><text:span text:style-name="T71">Example:</text:span></text:p>
      <text:p text:style-name="P73"><text:tab/><text:tab/><text:span text:style-name="T5">t=Time.now </text:span></text:p>
      <text:p text:style-name="P75"><text:span text:style-name="T2"><text:tab/><text:tab/>puts t.zone</text:span></text:p>
      <text:p text:style-name="P76">5. strftime<text:span text:style-name="T2">: format time</text:span></text:p>
      <text:p text:style-name="P76"><text:span text:style-name="T2"><text:tab/></text:span><text:span text:style-name="T71">Example:</text:span></text:p>
      <text:p text:style-name="P77"><text:tab/><text:tab/><text:span text:style-name="T6">t=Time.now </text:span></text:p>
      <text:p text:style-name="P60"><text:tab/><text:tab/>puts t.strftime("%d/%m/%y")</text:p>
      <text:p text:style-name="P60"><text:tab/><text:tab/>puts t.strftime("%k:%m")</text:p>
      <text:p text:style-name="P60"><text:tab/><text:tab/>puts t.strftime("%I: %m %p")</text:p>
      <text:p text:style-name="P60"><text:tab/><text:tab/>puts t.strftime("today is %A")</text:p>
      <text:p text:style-name="P60"><text:tab/><text:tab/>puts t.strftime("%d of %B,%Y")</text:p>
      <text:p text:style-name="P60"><text:tab/><text:tab/>puts t.strftime("UNIX TIME IS %s")</text:p>
      <text:p text:style-name="P78"><text:s/>note:</text:p>
      <text:p text:style-name="P78"><text:s/>strftime format table</text:p>
      <text:p text:style-name="P7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8">Format</text:p>
          </table:table-cell>
          <table:table-cell table:style-name="Table1.B1" office:value-type="string">
            <text:p text:style-name="P88">Description</text:p>
          </table:table-cell>
        </table:table-row>
        <text:soft-page-break/>
        <table:table-row>
          <table:table-cell table:style-name="Table1.A2" office:value-type="string">
            <text:p text:style-name="P90">%<text:span text:style-name="T73">d</text:span></text:p>
          </table:table-cell>
          <table:table-cell table:style-name="Table1.B2" office:value-type="string">
            <text:p text:style-name="P89">Day of the month</text:p>
          </table:table-cell>
        </table:table-row>
        <table:table-row>
          <table:table-cell table:style-name="Table1.A2" office:value-type="string">
            <text:p text:style-name="P90">%<text:span text:style-name="T73">m</text:span></text:p>
          </table:table-cell>
          <table:table-cell table:style-name="Table1.B2" office:value-type="string">
            <text:p text:style-name="P89">Month of the year</text:p>
          </table:table-cell>
        </table:table-row>
        <table:table-row>
          <table:table-cell table:style-name="Table1.A2" office:value-type="string">
            <text:p text:style-name="P90">%<text:span text:style-name="T73">K</text:span></text:p>
          </table:table-cell>
          <table:table-cell table:style-name="Table1.B2" office:value-type="string">
            <text:p text:style-name="P89">Hour</text:p>
          </table:table-cell>
        </table:table-row>
        <table:table-row>
          <table:table-cell table:style-name="Table1.A2" office:value-type="string">
            <text:p text:style-name="P90">%<text:span text:style-name="T73">M</text:span></text:p>
          </table:table-cell>
          <table:table-cell table:style-name="Table1.B2" office:value-type="string">
            <text:p text:style-name="P89">Minutes</text:p>
          </table:table-cell>
        </table:table-row>
        <table:table-row>
          <table:table-cell table:style-name="Table1.A2" office:value-type="string">
            <text:p text:style-name="P90">%<text:span text:style-name="T73">S</text:span></text:p>
          </table:table-cell>
          <table:table-cell table:style-name="Table1.B2" office:value-type="string">
            <text:p text:style-name="P89">Seconds</text:p>
          </table:table-cell>
        </table:table-row>
        <table:table-row>
          <table:table-cell table:style-name="Table1.A2" office:value-type="string">
            <text:p text:style-name="P90">%<text:span text:style-name="T73">I</text:span></text:p>
          </table:table-cell>
          <table:table-cell table:style-name="Table1.B2" office:value-type="string">
            <text:p text:style-name="P89">Hour</text:p>
          </table:table-cell>
        </table:table-row>
        <table:table-row>
          <table:table-cell table:style-name="Table1.A2" office:value-type="string">
            <text:p text:style-name="P90">%<text:span text:style-name="T73">P</text:span></text:p>
          </table:table-cell>
          <table:table-cell table:style-name="Table1.B2" office:value-type="string">
            <text:p text:style-name="P89">Am/pm</text:p>
          </table:table-cell>
        </table:table-row>
        <table:table-row>
          <table:table-cell table:style-name="Table1.A2" office:value-type="string">
            <text:p text:style-name="P90">%<text:span text:style-name="T73">Y</text:span></text:p>
          </table:table-cell>
          <table:table-cell table:style-name="Table1.B2" office:value-type="string">
            <text:p text:style-name="P89">Year</text:p>
          </table:table-cell>
        </table:table-row>
        <table:table-row>
          <table:table-cell table:style-name="Table1.A2" office:value-type="string">
            <text:p text:style-name="P90">%<text:span text:style-name="T73">A</text:span></text:p>
          </table:table-cell>
          <table:table-cell table:style-name="Table1.B2" office:value-type="string">
            <text:p text:style-name="P89">Day of the week(name)</text:p>
          </table:table-cell>
        </table:table-row>
        <table:table-row>
          <table:table-cell table:style-name="Table1.A2" office:value-type="string">
            <text:p text:style-name="P90">%<text:span text:style-name="T73">B</text:span></text:p>
          </table:table-cell>
          <table:table-cell table:style-name="Table1.B2" office:value-type="string">
            <text:p text:style-name="P89">month(name</text:p>
          </table:table-cell>
        </table:table-row>
      </table:table>
      <text:p text:style-name="P60"/>
      <text:p text:style-name="P78">6. to add seconds into current time</text:p>
      <text:p text:style-name="P78"><text:tab/><text:span text:style-name="T71">Example:</text:span></text:p>
      <text:p text:style-name="P78"><text:tab/><text:tab/><text:span text:style-name="T2">puts Time.new</text:span></text:p>
      <text:p text:style-name="P61"><text:tab/><text:tab/>puts Time.new+10</text:p>
      <text:p text:style-name="P78">7. year</text:p>
      <text:p text:style-name="P74"><text:tab/> <text:span text:style-name="T71">Example:</text:span></text:p>
      <text:p text:style-name="P59"><text:tab/><text:tab/>t=Time.now </text:p>
      <text:p text:style-name="P59"><text:tab/><text:tab/>puts t.<text:span text:style-name="T74">year</text:span></text:p>
      <text:p text:style-name="P78">8. wday</text:p>
      <text:p text:style-name="P74"><text:tab/> <text:span text:style-name="T71">Example:</text:span></text:p>
      <text:p text:style-name="P59"><text:tab/><text:tab/>t=Time.now </text:p>
      <text:p text:style-name="P59"><text:tab/><text:tab/>puts t.<text:span text:style-name="T74">w</text:span>day</text:p>
      <text:p text:style-name="P78">9. yday</text:p>
      <text:p text:style-name="P74"><text:tab/> <text:span text:style-name="T71">Example:</text:span></text:p>
      <text:p text:style-name="P59"><text:tab/><text:tab/>t=Time.now </text:p>
      <text:p text:style-name="P59"><text:tab/><text:tab/>puts t.<text:span text:style-name="T74">y</text:span>day</text:p>
      <text:p text:style-name="P79">10. min<text:span text:style-name="T72"><text:tab/> Example:</text:span></text:p>
      <text:p text:style-name="P59"><text:tab/><text:tab/>t=Time.now </text:p>
      <text:p text:style-name="P59"><text:tab/><text:tab/>puts t.<text:span text:style-name="T74">min</text:span></text:p>
      <text:p text:style-name="P78">11. sec</text:p>
      <text:p text:style-name="P74"><text:tab/> <text:span text:style-name="T71">Example:</text:span></text:p>
      <text:p text:style-name="P59"><text:tab/><text:tab/>t=Time.now </text:p>
      <text:p text:style-name="P59"><text:tab/><text:tab/>puts t.<text:span text:style-name="T74">sec</text:span></text:p>
      <text:p text:style-name="P78">12. usec</text:p>
      <text:p text:style-name="P74"><text:tab/> <text:span text:style-name="T71">Example:</text:span></text:p>
      <text:p text:style-name="P59"><text:tab/><text:tab/>t=Time.now </text:p>
      <text:p text:style-name="P59"><text:tab/><text:tab/>puts t.<text:span text:style-name="T74">usec</text:span></text:p>
      <text:p text:style-name="P80">13. formating time and date</text:p>
      <text:p text:style-name="P74"><text:tab/> <text:span text:style-name="T71">Example:</text:span></text:p>
      <text:p text:style-name="P74"><text:tab/><text:tab/><text:span text:style-name="T7">time = Time.new</text:span></text:p>
      <text:p text:style-name="P62"><text:tab/><text:tab/>print time.to_s</text:p>
      <text:p text:style-name="P62"><text:tab/><text:tab/>puts time.ctime</text:p>
      <text:p text:style-name="P62"><text:tab/><text:tab/>puts time.localtime</text:p>
      <text:p text:style-name="P62"><text:soft-page-break/><text:tab/><text:tab/>print time.to_a,"\n"</text:p>
      <text:p text:style-name="P78"/>
      <text:p text:style-name="P82"><text:span text:style-name="T69">B) Date: </text:span><text:span text:style-name="T1">class stores everything internally in terms of days.</text:span></text:p>
      <text:p text:style-name="P85"><text:span text:style-name="T16">To use the </text:span><text:span text:style-name="Source_20_Text"><text:span text:style-name="T15">Date </text:span></text:span><text:span text:style-name="T16">class you need to </text:span><text:span text:style-name="Source_20_Text"><text:span text:style-name="T15">require 'date'.</text:span></text:span></text:p>
      <text:p text:style-name="P85"><text:span text:style-name="Source_20_Text"><text:span text:style-name="T15"/></text:span></text:p>
      <text:p text:style-name="P86"><text:span text:style-name="Source_20_Text"><text:span text:style-name="T13">1. today</text:span></text:span></text:p>
      <text:p text:style-name="P86"><text:span text:style-name="Source_20_Text"><text:span text:style-name="T13"><text:tab/>Example:</text:span></text:span></text:p>
      <text:p text:style-name="P86"><text:span text:style-name="Source_20_Text"><text:span text:style-name="T13"><text:tab/><text:tab/></text:span></text:span><text:span text:style-name="Source_20_Text"><text:span text:style-name="T19">require 'date'</text:span></text:span></text:p>
      <text:p text:style-name="P86"><text:span text:style-name="Source_20_Text"><text:span text:style-name="T19"><text:tab/><text:tab/>puts Date.today</text:span></text:span></text:p>
      <text:p text:style-name="P86"><text:span text:style-name="Source_20_Text"><text:span text:style-name="T19"><text:tab/><text:tab/>puts Date.today+1</text:span></text:span></text:p>
      <text:p text:style-name="P81">2. parse: <text:span text:style-name="T2">try to parse any string that looks lika a date</text:span></text:p>
      <text:p text:style-name="P83"><text:span text:style-name="Source_20_Text"><text:span text:style-name="T13"><text:tab/>Example:</text:span></text:span></text:p>
      <text:p text:style-name="P87"><text:span text:style-name="Source_20_Text"><text:span text:style-name="T75"><text:tab/><text:tab/></text:span></text:span><text:span text:style-name="Source_20_Text"><text:span text:style-name="T76">require 'date'</text:span></text:span></text:p>
      <text:p text:style-name="P87"><text:span text:style-name="Source_20_Text"><text:span text:style-name="T76"><text:tab/><text:tab/>puts Date.parse("10/10/2017")</text:span></text:span></text:p>
      <text:p text:style-name="P87"><text:span text:style-name="Source_20_Text"><text:span text:style-name="T76"><text:tab/><text:tab/>puts Date.parse("september 7")</text:span></text:span></text:p>
      <text:p text:style-name="P86"><text:span text:style-name="Source_20_Text"><text:span text:style-name="T13">3. MONTHNAMES:</text:span></text:span></text:p>
      <text:p text:style-name="P83"><text:span text:style-name="Source_20_Text"><text:span text:style-name="T13"><text:tab/>Example:</text:span></text:span></text:p>
      <text:p text:style-name="P83"><text:span text:style-name="Source_20_Text"><text:span text:style-name="T13"><text:tab/><text:tab/></text:span></text:span><text:span text:style-name="Source_20_Text"><text:span text:style-name="T19">require 'date'</text:span></text:span></text:p>
      <text:p text:style-name="P83"><text:span text:style-name="Source_20_Text"><text:span text:style-name="T19"><text:tab/><text:tab/>puts Date::MONTHNAMES</text:span></text:span></text:p>
      <text:p text:style-name="P83"><text:span text:style-name="Source_20_Text"><text:span text:style-name="T13">4. DAYNAMES:</text:span></text:span></text:p>
      <text:p text:style-name="P83"><text:span text:style-name="Source_20_Text"><text:span text:style-name="T13"><text:tab/>Example:</text:span></text:span></text:p>
      <text:p text:style-name="P83"><text:span text:style-name="Source_20_Text"><text:span text:style-name="T13"><text:tab/><text:tab/></text:span></text:span><text:span text:style-name="Source_20_Text"><text:span text:style-name="T19">require 'date'</text:span></text:span></text:p>
      <text:p text:style-name="P83"><text:span text:style-name="Source_20_Text"><text:span text:style-name="T19"><text:tab/><text:tab/>puts Date::DAYNAMES</text:span></text:span></text:p>
      <text:p text:style-name="P84"><text:span text:style-name="Source_20_Text"><text:span text:style-name="T14">5. strptime:</text:span></text:span></text:p>
      <text:p text:style-name="P84"><text:span text:style-name="Source_20_Text"><text:span text:style-name="T14"><text:tab/></text:span></text:span><text:span text:style-name="Source_20_Text"><text:span text:style-name="T13">Example:</text:span></text:span></text:p>
      <text:p text:style-name="P84"><text:span text:style-name="Source_20_Text"><text:span text:style-name="T13"><text:tab/><text:tab/></text:span></text:span><text:span text:style-name="Source_20_Text"><text:span text:style-name="T20">require 'date'</text:span></text:span></text:p>
      <text:p text:style-name="P84"><text:span text:style-name="Source_20_Text"><text:span text:style-name="T20"><text:tab/><text:tab/>puts Date.strptime('03-02-2017', '%d-%m-%Y') <text:s/></text:span></text:span></text:p>
      <text:p text:style-name="P84"><text:span text:style-name="Source_20_Text"><text:span text:style-name="T14">6.</text:span></text:span><text:span text:style-name="Source_20_Text"><text:span text:style-name="T20"> </text:span></text:span><text:span text:style-name="Source_20_Text"><text:span text:style-name="T14">others:</text:span></text:span></text:p>
      <text:p text:style-name="P84"><text:span text:style-name="Source_20_Text"><text:span text:style-name="T20"><text:tab/></text:span></text:span><text:span text:style-name="Source_20_Text"><text:span text:style-name="T13">Example:</text:span></text:span></text:p>
      <text:p text:style-name="P84"><text:span text:style-name="Source_20_Text"><text:span text:style-name="T20"><text:tab/><text:tab/>require 'date' <text:s text:c="2"/></text:span></text:span></text:p>
      <text:p text:style-name="P84"><text:span text:style-name="Source_20_Text"><text:span text:style-name="T20"><text:tab/><text:tab/>d = Date.parse('4th Mar 2017') <text:s text:c="2"/></text:span></text:span></text:p>
      <text:p text:style-name="P84"><text:span text:style-name="Source_20_Text"><text:span text:style-name="T20"><text:tab/><text:tab/>puts d.year <text:s text:c="23"/></text:span></text:span></text:p>
      <text:p text:style-name="P84"><text:span text:style-name="Source_20_Text"><text:span text:style-name="T20"><text:tab/><text:tab/>puts d.mon <text:s text:c="24"/></text:span></text:span></text:p>
      <text:p text:style-name="P84"><text:span text:style-name="Source_20_Text"><text:span text:style-name="T20"><text:tab/><text:tab/>puts d.mday <text:s text:c="23"/></text:span></text:span></text:p>
      <text:p text:style-name="P84"><text:span text:style-name="Source_20_Text"><text:span text:style-name="T20"><text:tab/><text:tab/>puts <text:s/>d.wday <text:s text:c="23"/></text:span></text:span></text:p>
      <text:p text:style-name="P84"><text:span text:style-name="Source_20_Text"><text:span text:style-name="T20"><text:tab/><text:tab/>puts d += 1 <text:s text:c="23"/></text:span></text:span></text:p>
      <text:p text:style-name="P84"><text:span text:style-name="Source_20_Text"><text:span text:style-name="T20"><text:tab/><text:tab/>puts d.strftime('%a %d %b %Y') <text:s text:c="3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Courier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9:39:53.937925627</meta:creation-date>
    <dc:date>2020-04-08T16:07:03.378671740</dc:date>
    <meta:editing-duration>PT45M30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8" meta:paragraph-count="307" meta:word-count="990" meta:character-count="6812" meta:non-whitespace-character-count="5583"/>
  </office:meta>
</office:document-meta>
</file>